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MailSenderTests.failedSimpl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vaMailSenderTests.javaMailSenderWithMimeMessagePr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MailSenderTests.failedMim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Transport.isClose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javaMailSenderWithMi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MailSenderTests.javaMailSenderWithMimeMessag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Transport.getSen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javaMailSenderWithParseExceptionOnMimeMessagePr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Transport.getConnected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testConnectionWith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Transport.getConnecte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javaMailSenderWithMimeMessagePrepa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ckTransport.getConnec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javaMailSenderWithParseExceptionOnSimpl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MailSenderTests.failedMailServer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MailSenderTests.javaMailSenderWithMimeMessageHelperAndSpecific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MailSenderTests.failedMailServer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MailSenderTests.javaMailSenderWithSimple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ckTransport.connect( String host , int port ,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Transport.sendMessage( Message message , Address [ ] address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ckTranspor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MailSenderTests.javaMailSenderWithCustom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ockTransport.getSentMessag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javaMai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ckJavaMailSender.getTransport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ilSenderTests.getTransport( Session s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ilSenderTests.javaMailSenderWithMime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Transport.getConnected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Tests.tes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MailSenderTests.javaMailSenderWithSimp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avaMailSenderTests.javaMailSenderWithMimeMessageHelperAnd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ckTransport.MockTransport( Session session , URLName ur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